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Footer">
      <style:text-properties style:font-name="Ubuntu"/>
    </style:style>
    <style:style style:name="P2" style:family="paragraph" style:parent-style-name="Standard">
      <style:paragraph-properties fo:text-align="center" style:justify-single-word="false"/>
      <style:text-properties style:font-name="Ubuntu" fo:font-size="22pt" officeooo:rsid="00170fae" officeooo:paragraph-rsid="00170fae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officeooo:rsid="00170fae" officeooo:paragraph-rsid="00170fae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4pt" style:text-underline-style="none" officeooo:rsid="00170fae" officeooo:paragraph-rsid="00170fae" style:font-size-asian="12.25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Ubuntu" fo:font-size="14pt" style:text-underline-style="none" officeooo:rsid="00170fae" officeooo:paragraph-rsid="00170fae" style:font-size-asian="12.25pt" style:font-size-complex="14pt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Ubuntu" fo:font-size="14pt" style:text-underline-style="none" officeooo:rsid="001871d7" officeooo:paragraph-rsid="001871d7" style:font-size-asian="12.25pt" style:font-size-complex="14pt"/>
    </style:style>
    <style:style style:name="T1" style:family="text">
      <style:text-properties officeooo:rsid="001a320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yecto UT2 </text:p>
      <text:p text:style-name="P2">Adivina la Palabra</text:p>
      <text:p text:style-name="P2"/>
      <text:p text:style-name="P3">Mejoras incluidas</text:p>
      <text:p text:style-name="P4"/>
      <text:list xml:id="list755267093" text:style-name="L1">
        <text:list-item>
          <text:p text:style-name="P5">Se ha añadido al proyecto un menú el el que se presenta el juego y se indica como jugar.</text:p>
        </text:list-item>
        <text:list-item>
          <text:p text:style-name="P5">He incluido un control de entrada de datos para el número de intentos.</text:p>
        </text:list-item>
        <text:list-item>
          <text:p text:style-name="P5">Para acertar la palabra he añadido un sistema de intentos que proporciona una pista sobre la palabra.</text:p>
        </text:list-item>
        <text:list-item>
          <text:p text:style-name="P5">Se incluye un sistema de puntos para calificar al jugador según los intentos consumidos.</text:p>
        </text:list-item>
        <text:list-item>
          <text:p text:style-name="P5">Al final de la partida aparece un menú que te invita a salir del juego o a jugar otra partida.</text:p>
        </text:list-item>
        <text:list-item>
          <text:p text:style-name="P5"><text:s/>Para terminar he incluido un mensaje que indica el fin del juego.</text:p>
        </text:list-item>
      </text:list>
      <text:p text:style-name="P4"/>
      <text:p text:style-name="P3">Decisiones de diseño</text:p>
      <text:p text:style-name="P4"/>
      <text:list xml:id="list2738688794" text:style-name="L2">
        <text:list-item>
          <text:p text:style-name="P6">Para el diseño del juego he pensado en el juego de las adivinanzas.</text:p>
        </text:list-item>
        <text:list-item>
          <text:p text:style-name="P6">Con cada intento del jugador doy una pista que permite adivinar la palabra secreta.</text:p>
        </text:list-item>
        <text:list-item>
          <text:p text:style-name="P6">Para las estructuras repetitivas he usado el comando “while” combinado con un semáforo, ya que me permite fácilmente controlar por donde quiero que se dirija el programa.</text:p>
        </text:list-item>
        <text:list-item>
          <text:p text:style-name="P6">Para la toma de decisiones he usado “If” y <text:s/>“else” combinados con un semáforo.</text:p>
        </text:list-item>
        <text:list-item>
          <text:p text:style-name="P6">Para determinar las pistas he usado el comando “switch” y que me parece una manera muy práctica para determinar las pista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Ubuntu"/>
    </style:style>
    <style:style style:name="MT1" style:family="text">
      <style:text-properties officeooo:rsid="001a32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or: Antonio Gómez Pérez<text:tab/><text:tab/>1º DAW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19:11:51.239621660</meta:creation-date>
    <dc:date>2024-10-27T19:31:41.702529962</dc:date>
    <meta:editing-duration>PT9M4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211" meta:character-count="1139" meta:non-whitespace-character-count="951"/>
  </office:meta>
</office:document-meta>
</file>